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style:font-name="Courier New1" fo:font-size="11pt" officeooo:rsid="000815a5" officeooo:paragraph-rsid="000815a5" style:font-size-asian="11pt" style:font-size-complex="11pt"/>
    </style:style>
    <style:style style:name="P3" style:family="paragraph" style:parent-style-name="Standard" style:master-page-name="">
      <style:paragraph-properties style:page-number="auto"/>
      <style:text-properties style:font-name="Courier New1" fo:font-size="11pt" officeooo:rsid="000815a5" officeooo:paragraph-rsid="0014d080"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0a15b7" style:font-style-asian="italic" style:font-style-complex="italic"/>
    </style:style>
    <style:style style:name="T3" style:family="text">
      <style:text-properties officeooo:rsid="000a15b7"/>
    </style:style>
    <style:style style:name="T4" style:family="text">
      <style:text-properties fo:color="#ce181e"/>
    </style:style>
    <style:style style:name="T5" style:family="text">
      <style:text-properties fo:font-weight="bold" style:font-weight-asian="bold" style:font-weight-complex="bold"/>
    </style:style>
    <style:style style:name="T6" style:family="text">
      <style:text-properties officeooo:rsid="0014d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egor übergab sich. Bittere Galle schoss ihm unter unkontrollierbaren Krämpfen durch Mund und Nase, er zitterte am ganzen Leib, und der Schweiß rann <text:span text:style-name="T6">ihm </text:span>in Bächen den Rücken hinab. Er <text:span text:style-name="T6">versuchte sich einzureden, dass es nur ein Virus oder ein widerwärtiger Keim</text:span> <text:span text:style-name="T6">war, den er sich </text:span>in den <text:span text:style-name="T6">verseuchten </text:span>Kerkern <text:span text:style-name="T6">eingefangen hatte, <text:s/></text:span>nur etwas eingefangen hatte oder ob es diese Gewissheit war, die ihn nun an die Schwelle des Todes brachte.</text:p>
      <text:p text:style-name="P2">Noch vor zwei Tagen war er ruhig und aufrecht aus dem Kerker marschiert, doch kaum hatte er sein Haus erreicht, hatten ihn Schwindel und Schüttelfrost ergriffen, dann kam das Erbrechen, ohne eigentliche Übelkeit, nur mit schmerzhaften Krämpfen, die ihn ins Bett gezwungen hatten und daran hinderten, aufzustehen. Sein Kammerdiener hatte ihm helfen müssen, sich zu entkleiden, und hatte das Bett inzwischen schon drei mal neu bezogen.</text:p>
      <text:p text:style-name="P2">„Du emanierst wie ein Sterbender“, hatte <text:span text:style-name="T5">Niklas</text:span> gesagt, und es hatte nicht wie ein Scherz geklungen. Gregor hatte ihn holen lassen, nachdem es auch am folgenden Tag nicht besser geworden war. Der entsprechende Heilzauber war einfach und eigentlich beherrschte Gregor ihn <text:span text:style-name="T3">selbst</text:span>, <text:span text:style-name="T4">doch er war so erschöpft und sein Energiepegel so niedrig, dass er den Fokus nicht hatte halten können, um den Zauber zu wirken. Doch auch der Arzt war machtlos.</text:span></text:p>
      <text:p text:style-name="P2"><text:span text:style-name="T4">“Es scheint ein ausgesprochen har</text:span>tnäckiger Virus zu sein”, hatte Niklas irgendwann zu erklären versucht. “Jeder Funken Magie drängt aus deinem Körper heraus und jeder Versuch, sie wieder hineinzuzwängen, löst nur schlimmere Krämpfe aus.”</text:p>
      <text:p text:style-name="P2">Der Freund brachte ihm Tinkturen, doch Gregor war nicht imstande, diese bei sich zu behalten. Als er begann, die Dehydrierung durch spröde Lippen und schmerzende Augen zu spüren, schickte er daher nach einer Heilerin. Dabei war eine Angehörige dieser Zunft das Letzte, was Gregor gerade sehen wollte.</text:p>
      <text:p text:style-name="P2"><text:soft-page-break/>Er wünschte sich, er wäre <text:span text:style-name="T5">Simon</text:span> nie begegnet. Wenn der Mann sich nur auf der anderen Seite der Tür postiert hätte, es wäre alles anders gekommen.</text:p>
      <text:p text:style-name="P2"/>
      <text:p text:style-name="P2">Zwei Wochen früher</text:p>
      <text:p text:style-name="P2"/>
      <text:p text:style-name="P2">Dass etwas nicht stimmte, wusste Simon bereits, als er den unberührten Schnee vor der Tür sah. Er war anders, nicht natürlich. Simon konnte es nicht festmachen und nicht beweisen, daher blieb es bei einem kurzen Zögern, bevor er sich von seinen Gefährten weiterziehen ließ, raus aus dem weichen Licht der Gaslaternen.</text:p>
      <text:p text:style-name="P2">Früher hätte er nicht gezögert, der Griff zu seinem Stilett hätte ihm als Beruhigung gereicht, doch heute – heute konnte er nur daran denken, dass <text:span text:style-name="T5">Kail</text:span> und <text:span text:style-name="T5">Alim</text:span> noch so jung waren. Er schloss die Hand fest um den beruhigenden Griff der Waffe und atmete langsam aus.</text:p>
      <text:p text:style-name="P2">Der Schankraum war leer. Keine Kerze brannte, aber es gab auch keine Spur eines Kampfes. Gilbert trat vorsichtig in den Raum und sah sich um, die Augen an die Dunkelheit gewöhnend. Auch er wurde langsam misstrauisch. Ketil hätte hier sein sollen, auf sie warten und ihnen nähere Details zu dem Anwesen geben, doch von ihm fehlte jede Spur. Simon blieb an der Tür zurück, die Sicherheit der Mauer im Rücken. Es war nichts, redete er sich ein, obwohl er ganz genau wusste, dass irgendetwas war.</text:p>
      <text:p text:style-name="P2">Er hätte einfach nicht mitgehen sollen, aber <text:span text:style-name="T5">Major Braeden</text:span> war zu wichtig. Simon hatte ihn schon vor <text:span text:style-name="T5">Livàl</text:span> gejagt – bevor er mitten in der Nacht Vater geworden war, bevor er die Verantwortung für den Auserwählten selbst übernommen hatte.</text:p>
      <text:p text:style-name="P2">Simon schnaufte leise. Am liebsten hätte er auf dem Absatz kehrt <text:soft-page-break/>gemacht und wäre im gestreckten Galopp aus <text:span text:style-name="T5">Aiskaland</text:span> verschwunden.</text:p>
      <text:p text:style-name="P2">Die Stadt wimmelte nur so von Rebellenjägern und Weißröcken, es war Selbstmord, Braeden ausgerechnet hier stellen zu wollen.</text:p>
      <text:p text:style-name="P2">Irgendetwas knackte, und Simon verlor das Bewusstsein.</text:p>
      <text:p text:style-name="P2"/>
      <text:p text:style-name="P2">oOo</text:p>
      <text:p text:style-name="P2"/>
      <text:p text:style-name="P2">„Ihr seid Fachhauser, nicht war?“, fragte der Mann und musterte ihn prüfend. Gregor nickte und wartete darauf, dass der Rebell sich auf die Gerüchte berief und von ihm erwartete, freigelassen zu werden. In diesem Fall hätte Gregor ihn sofort getötet. Doch der flachsblonde Mann nickte nur und fragte, ob es wirklich sein Stilett gewesen sei.</text:p>
      <text:p text:style-name="P2">Gregor verstand nicht sofort und stockte. Der Rebell erklärte sich nicht, sondern schaute ihn nur weiter direkt an, einschätzend und herausfordernd. Als Gregor zögerte, huschte etwas durch das stoppelige Gesicht des Mannes, Enttäuschung vielleicht, als ob Gregor die Erwartungen, die in ihn gesetzt worden waren, nicht erfüllt hätte.</text:p>
      <text:p text:style-name="P2">Doch dieser kleine Hinweis reichte Gregor aus, um seinen Gefangenen besser einschätzen zu können. Er lächelte und nickte. Der an einen Stuhl gefesselte Mann erwiderte das Lächeln und sagte lediglich: „Gut.“</text:p>
      <text:p text:style-name="P2">Dann fuhr er sich mit der Zunge über die Lippen, ließ den Nacken knirschen und forderte ihn auf zuzuschlagen. Gregor schlug zu, nicht nur einmal. Er sagte die Fragen auf, die er allen Gefangen stellte, ohne zu erwarten, auch nur eine einzige Antwort zu erhalten.</text:p>
      <text:p text:style-name="P2">Erst bei der zweiten Runde, bei der er Schlimmeres tat und seine <text:soft-page-break/>Fragen wiederholte, begann der Mann zu schreien, doch einer Antwort war Gregor nicht näher als zuvor.</text:p>
      <text:p text:style-name="P2">Stunden später, als die Weißröcke den Mann vom Stuhl banden und in seine Zelle schleppten, warf er Gregor einen müden Blick zu, ohne jeglichen Hass. Da erkannte Gregor, dass der Mann davon ausging, unter seiner Hand zu sterben, ohne auch nur daran zu denken, sich sein Leben mit Informationen oder durch Wohlgefallen zu erkaufen.</text:p>
      <text:p text:style-name="P2"/>
      <text:p text:style-name="P2">Am nächsten Tag versiegelte Gregor die Zelle, in der das Verhör stattfand, und spielte die mit einem Artefakt aufgezeichneten Schmerzensschreie vom Vortag ab, während er die aufgesprungenen und geschwollenen Lippen des Mannes heilte.</text:p>
      <text:p text:style-name="P2">„Ich werde Euch keine Fragen stellen, und Ihr solltest auf keinen Fall etwas erzählen“, begann Gregor, „aber sagt mir, wie ich Euch nennen soll.“</text:p>
      <text:p text:style-name="P2">Der Mann beobachtete das Artefakt, das seine Schreie wiedergab und nahm mehrere Schlucke aus dem Wasserschlauch; erst dann nickte er bestätigend.</text:p>
      <text:p text:style-name="P2">„Nennt mich Simon“, sagte er und reichte Gregor eine zitternde Hand. Gregor ergriff sie und war von der Festigkeit des Handschlags überrascht. Dann schwiegen sie lange, während Simon die karge Mahlzeit aus Äpfeln und Brot aß, die Gregor ihm gebracht hatte. Er bewies in allem eine ungewöhnliche Zurückhaltung, die nichts mit Misstrauen oder der Angst, vergiftet zu werden, zu tun hatte. Gregor beobachtete Simon und stellte dann doch eine Frage, wenn auch eine mehr als banale: „Habt Ihr keinen Hunger?“</text:p>
      <text:p text:style-name="P2">Simon zog einen Mundwinkel nach oben und gab einen verächtlichen Laut von sich.</text:p>
      <text:p text:style-name="P2"><text:soft-page-break/>„Oh, ich könnte ein ganzes Pferd essen. Aber wer weiß, ob das hier nicht meine letzte Mahlzeit sein wird, da möchte ich sie nicht in ein, zwei Stunden wieder von mir geben, nur weil ich meinen Magen überfordert habe.“</text:p>
      <text:p text:style-name="P2">Gregor schmunzelte und wunderte sich erneut über diesen Mann.</text:p>
      <text:p text:style-name="P2">Mehrere Stunden saßen sie so da und lauschten den Schreien, die sich erst gestern durch wahren Schmerz in das Kupferblatt des Artefakts gedrückt hatten, und den immer gleichen Fragen.</text:p>
      <text:p text:style-name="P2">„Wo sind die Lager der aufständischen Bewahrer?“</text:p>
      <text:p text:style-name="P2">„Wo verstecken sich Feenja und Kol, die widerrechtlich den Namen Treborg tragen?“</text:p>
      <text:p text:style-name="P2">„Wo versteckt sich die Heilerin Ellan?“</text:p>
      <text:p text:style-name="P2">Da zuckte etwas in Simons Gesicht, und Gregor sah auf. Ellan – dieser Mann kannte sie. Es war etwas Emotionales, das wusste Gregor sofort. Simon kannte sie nicht nur, ihr Name löste etwas aus, das sich seiner bewussten Kontrolle entzog.</text:p>
      <text:p text:style-name="P2">Der Wunsch, die Aufzeichnung um ein neues Repertoire von Schreien zu erweitern, stieg in ihm auf, aber er kämpfte es nieder, als er erkannte, dass es Eifersucht war.</text:p>
      <text:p text:style-name="P2">Selbst wenn dieser Mann etwas mit Ellan gehabt hatte, was ging es ihn noch an? Er hatte Ellan vor sechs Jahren verloren, unwiederbringlich. Wenn sie ihm treu war und dabei irgendwo weit weg verbitterte, machte es seine Lage nicht besser. Da klammerte er sich doch lieber daran, dass zumindest sie glücklich war.</text:p>
      <text:p text:style-name="P2">„Habt Ihr Kinder?“, fragte Gregor irgendwann, in Gedanken bei Mariel. Sein Versprechen, keine Fragen zu stellen, war ihm vollkommen entfallen.</text:p>
      <text:p text:style-name="P2">„Ja, Zwillinge“, antworte Simon, und man sah ihm an, dass auch er nicht darüber nachdachte, dass er eigentlich nicht hätte antworten sollte.</text:p>
      <text:p text:style-name="P2"><text:soft-page-break/>„Wie alt?“ Es war die Etikette, die seine Mutter ihm mit dem Rohrstock eingeprügelt hatte, die ihn zu diesen Fragen trieb, nicht die jahrelange Ausbildung in Verhörtechniken, und genauso schien Simon es auch aufzufassen – als wäre da eine Verbindung, ein reflexartiges Vertrauen, das es ihnen erlaubte, auf dem blutverschmierten Boden einer Folterkammer zu sitzen und zu „plaudern“.</text:p>
      <text:p text:style-name="P2">„Fünf“, antwortete Simon, und Bedauern trat auf sein Gesicht.</text:p>
      <text:p text:style-name="P2"/>
      <text:p text:style-name="P2">oOo</text:p>
      <text:p text:style-name="P2"/>
      <text:p text:style-name="P2">In der folgenden Nacht konnte Gregor wie üblich nicht schlafen. Er lag im Bett und wälzte Gedanken. Irgendetwas passte nicht. Simons Reaktion auf Ellans Namen … Es war dieses Bedauern, ein Schmerz, den man nicht bei einer flüchtigen Bekannten oder Freundin empfand, es war etwas, was ihn tief bewegte, genauso wie bei seinen Söhnen. Doch wenn diese fünf waren, so waren sie nicht von Ellan, denn sie war erst vor sechs Jahren aus Aiskaland aufgebrochen, und die Vorstellung, dass sie Gregor verlassen und sich sofort einen anderen genommen hatte, konnte er einfach nicht zulassen.</text:p>
      <text:p text:style-name="P2">Was verband Simon also mit Ellan? Wieso ging sie ihm so nahe? Von Fragen getrieben, auf die er keine Antwort finden konnte, stand er mitten in der Nacht auf und begann, sich mit Fragen zu beschäftigen, für die er durchaus eine Lösung finden konnte.</text:p>
      <text:p text:style-name="P2">Er hatte beschlossen, Simon laufen zu lassen, da er es aber gerade selbst so hatte aussehen lassen, als hätte Simon Major Braeden ermordet, konnte er ihn nicht einfach so gehen lassen. Daher ging er seine Unterlagen durch und suchte nach einem Schlupfloch, einer Tarngeschichte, in der der Rebell Simon <text:soft-page-break/>entweder zugrunde ging oder unzählige Weißröcke tötend floh.</text:p>
      <text:p text:style-name="P2"/>
      <text:p text:style-name="P2">oOo</text:p>
      <text:p text:style-name="P2"/>
      <text:p text:style-name="P2">Fachhauser war ein merkwürdiger Mann, dachte Simon. Er hatte ihn mit derselben Ruhe gefoltert, wie er ihn am Tag darauf gepflegt und versorgt hatte. Durch den Auserwählten war Simon nicht nur über Nacht Vater geworden, er war auch über Nacht zum General befördert und in den innersten Kreis der Ordensführung aufgenommen worden. Daher kannte er nicht nur die Gerüchte über Fachhauser, den Schlächter von Sagale, er kannte auch die verwirrende Wahrheit.</text:p>
      <text:p text:style-name="P2">Fachhauser war ein Doppelagent, dessen Loyalität absolut fragwürdig war. Er nahm keine Befehle an, doch er versorgte den Orden über tote Briefkästen mit entscheidenden Informationen über die Bewegungen der Sonderkommandos in ganz Gattland. Er unterband alle Rebellenaktivitäten in Treborg, sicherte aber Versorgungs- und Transitwege. Regelmäßig bescherte er dem Orden derbe Rückschläge, tötete wichtige Befehlshaber, Informanten und Saboteure, doch bei jeder größeren Aktion fiel auch ein hochrangiger Magier, wurde eine ganze Schwadron an Weißröcken vernichtet, oder ein freigegebenes <text:span text:style-name="T5">Artefakt</text:span> verschwand oder wurde beschädigt. Zahlreiche Rebellen berichteten davon, ihre Hinrichtung auf mysteriöse Weise überlebt zu haben, und es war sogar die Legende entstanden, man müsse nur den Mut aufbringen, in die eiskalten, blauen Augen Fachhausers zu blicken, um von ihm als der Rettung würdig erkannt zu werden. Doch der Orden hatte Hinweise, dass Gregor keineswegs altruistisch handelte. Er bemaß den Wert der Leute, die er rettete, sehr exakt, tauschte Leben gegen Leben und Informationen gegen Dienstleistungen. Einige <text:soft-page-break/>Bewahrer in Treborg wagten es selbst gegenüber der Ordensführung nicht, darüber zu sprechen, was sie für Fachhauser entwickelten.</text:p>
      <text:p text:style-name="P2">„Er ist der Teufel“, hatte der alte <text:span text:style-name="T5">Joa</text:span> letztes Jahr über Fachhauser gesagt. „Es ist genauso unmöglich zu wissen, auf welcher Seite er steht, wie jemanden zu finden, der ihn sicherheitshalber umlegt.“</text:p>
      <text:p text:style-name="P2">Simon versuchte, sich selbst eine Meinung zu bilden, abzuwägen, ob Fachhauser ihnen mehr schadete oder eher nutzte, aber er fand keine Antwort. Jede einzelne von Fachhausers Aktionen, die Simon kannte, war taktisch klug gewesen und hatte dem Orden genützt, doch angesichts der Tatsache, dass Fachhauser ein hochangesehener Magier war und bereits den Rang eines Majors und Oberkommissärs trug, musste sich den Magiern ein ähnliches Bild bieten. Nur eine Sache war Simon sofort klar: Egal, ob er nun zum Ruhme der Magier oder zum Sieg der Rebellion führte, Fachhausers Weg bestand aus Blut und Tod.</text:p>
      <text:p text:style-name="P2">Die Tür seiner Zelle öffnete sich, zwei Weißröcke traten ein und zerrten ihn ohne ein Wort auf die Beine, hinaus in den Korridor. Erneut wurde er in einen leeren Raum gebracht, doch statt auf einen Stuhl gefesselt zu werden, wurden seine Arme hinter den Rücken gebunden und das Seil durch eine Öse in der Decke gezogen. Ein Ruck daran genügte, um Simon aufschreien zu lassen. Seine Schultern knackten und alle Sehnen und Muskeln waren zum Zerreißen gespannt. Er versuchte, auf den Zehenspitzen zu stehen, um die Schulterblätter und die Gelenke seiner Arme zu entlasten, doch es half kaum etwas.</text:p>
      <text:p text:style-name="P2">„Fachhauser hält dich für einen Idioten, der einfach nur Glück gehabt hat“, sagte eine kalte Frauenstimme hinter ihm, und einer der Weißröcke schlug mit einem Holzprügel gegen Simons Oberschenkel. Reflexartig zog er das Bein an und wäre fast <text:soft-page-break/>gestürzt, doch der Schmerz in seinen Schultern zwang ihn, wieder gerade zu stehen.</text:p>
      <text:p text:style-name="P2">„Mir ist ehrlich gesagt egal, ob er recht hat. Du hast einen Mann getötet, der mir nicht unwichtig war, und das zu rächen, überlasse ich keinem anderen.“</text:p>
      <text:p text:style-name="P2"/>
      <text:p text:style-name="P2">oOo</text:p>
      <text:p text:style-name="P2"/>
      <text:p text:style-name="P2">Nie konnte etwas unkompliziert sein, dachte Gregor und schritt energisch den Korridor der Abteilungsleitung entlang. Er hatte Simon als unwichtig abgestempelt, um freie Hand zu haben, doch nun hätte er eine Priorisierung gebraucht, um ihn aus den Händen dieser Furie zu befreien. Hätte <text:span text:style-name="T5">Agatha</text:span> mit ihrer Rache auch nur einen Tag früher begonnen, hätte Gregor die Schultern gezuckt und sie gewähren lassen. Doch sie war genau an dem Morgen aufgetaucht, an dem er einen Plan aufgestellt hatte, um Simon zu befreien, und auch wenn Gregor es verwunden hätte, einen Rebellen, den er frei sehen wollte, doch noch zu verlieren, er hasste es, einmal begonnene Pläne aufzugeben. Es fühlte sich an, als wären sie dadurch gescheitert, und das vertrug er auf den Tod nicht. Daher musste Agatha weichen, da konnte sie fünfmal Hofrätin sein, auch wenn Gregor noch nicht klar war, wie er sie dazu bringen sollte, da sein Bestehen auf Zuständigkeit gerade abgelehnt worden war.</text:p>
      <text:p text:style-name="P2"/>
      <text:p text:style-name="P2">oOo</text:p>
      <text:p text:style-name="P2"/>
      <text:p text:style-name="P2">Als Gregor durch die Spiegelung trat, befürchtete er, zu spät zu sein. Simon lag regungslos im dreckigen Stroh. Es roch nach Galle, Blut und Exkrementen, und er hörte keine Atemgeräusche. <text:soft-page-break/>Vorsichtig tastete er mit seiner Magie durch die Wand nach den Wachen; sie waren so weit weg, dass er nicht einmal spüren konnte, wessen Oberbefehl sie unterstanden. Daher zündete er ein kleines magisches Licht an und beugte sich über den zerschundenen Körper.</text:p>
      <text:p text:style-name="P2">Simon lebte, wenn auch nur gerade eben so. Gregor tastete vorsichtig unter die Lumpen, nach dem Bauch, versorgte innere Verletzungen, grenzte Infektionen ein, die durch Darmrisse entstanden waren, stillte Blutungen.</text:p>
      <text:p text:style-name="P2">Dann holte er einen Schlauch mit Wasser hervor und legte ihn Simon an die Lippen.</text:p>
      <text:p text:style-name="P2">„Ihr müsst mir etwas geben“, flüsterte er eindringlich, als Simon träge die Augen aufschlug und langsam trank.</text:p>
      <text:p text:style-name="P2">„Ich werde Euch hier herausholen, aber ich brauche eine Information. Irgendetwas, was nicht schadet, Euch aber wichtig genug macht, um Euch nicht verrecken zu lassen.“</text:p>
      <text:p text:style-name="P2">Simon sah ihn an, als verstünde er nicht, als erkenne er ihn nicht einmal. Nach zwei Tagen mit Agatha war es ein Wunder, dass er die Augen überhaupt noch öffnete. Sie verstand ihr Handwerk, daher hatte Gregor auch einen Rebellentrupp von außerhalb gebraucht, um ihren Geliebten zu eliminieren. Wäre er selbst auch nur indirekt beteiligt gewesen, hätte sich ihr Zorn womöglich gegen ihn gerichtet und alles zerstört, was Gregor aufgebaut hatte. Erneut fragte er sich, wieso er die Sache durch den Wunsch, Simon nicht sterben zu lassen, verkomplizierte. Er dachte wieder an Ellan und Mariel, an das Gefühl eine Familie zu haben … Er brauchte diesen kleinen Sieg. Simon war ein Vater, und er wollte ihn zu seinen Söhnen zurückschicken. Wenn er damit auch Ellan den Geliebten oder auch nur einen Freund zurückgab, war das ein Bonus. Es war ein Stückchen Zufriedenheit, das ihn vielleicht <text:soft-page-break/>ein ganzes Jahr würde weitermachen lassen.</text:p>
      <text:p text:style-name="P2">„Ellan“, flüsterte Simon plötzlich, als hätte er Gregors Gedanken gelesen. „Die Heilerin Ellan ist tot, schon seit fünf Jahren. Ihr braucht sie nicht mehr zu suchen.“</text:p>
      <text:p text:style-name="P2">Gregors Hände begannen zu zittern, und er musste sich zusammenreißen, um Simons Kopf nicht einfach fallen zu lassen.</text:p>
      <text:p text:style-name="P2">„Wie?“, fragte er geradezu tonlos, und Eiseskälte kroch über seinen Rücken, den Nacken hinauf und lähmte ihm die Arme.</text:p>
      <text:p text:style-name="P2">„Kindsbett“, flüsterte Simon halb im Delirium, „mit den Zwillingen.“</text:p>
      <text:p text:style-name="P2">„Euren Zwillingen?“ Selbst Eifersucht und Wut konnten die Schreckensstarre nicht überwinden.</text:p>
      <text:p text:style-name="P2">Simon schüttelte den Kopf, erwiderte aber: „Ja, jetzt sind es meine.“</text:p>
      <text:p text:style-name="P2">Das Gesicht des Verletzten verzog sich in innigstem Schmerz zu einer Grimasse, während blutige Tränen über sein Gesicht flossen.</text:p>
      <text:p text:style-name="P2">„Ich hab sie zurückgelassen. Ich hatte geschworen, sie zu schützen, und ich hab sie zurückgelassen“, jammerte Simon undeutlich und rollte sich ungelenk wieder zusammen. Gregor stand unsicher auf. Sein Herz schlug wild, doch in seinem Kopf setzten sich die Puzzlestücke seelenruhig zusammen und zeigten ihm ein Bild, das ihn zum ersten Mal in seinem Leben dazu brachte, einen einmal gefassten Plan zu verwerfen.</text:p>
      <text:p text:style-name="P2">Mit klammen Fingern justierte er den Transponder und trat erneut durch die Spiegelung.</text:p>
      <text:p text:style-name="P2"/>
      <text:p text:style-name="P2">oOo</text:p>
      <text:p text:style-name="P2"/>
      <text:p text:style-name="P2">Die Zeitungen in halb Gattland überschlugen sich am nächsten Morgen mit Eilmeldungen über den verzweifelten Selbstmord einer <text:soft-page-break/>Hofrätin aus Aiskaland. Die Klatschpresse berichtete von der wahren Liebe und unzüchtigem Treiben in den Kasernen des Oberkommandos, die seriöseren Blätter schrieben von politischen Konsequenzen und der nun ungeklärten Nachfolge auf der Kommandoebene. Der Stab selbst befand sich in hellem Aufruhr und war mit der Einberufung von Gremien und Räten beschäftigt, so fiel niemandem auf, dass am selben Morgen der Gefangene Nummer 648, des Aufstandes und der Volksverhetzung gegen die Regierung angeklagt und überführt, an seinen sich selbst zugefügten Wunden verstarb und ohne weitere Untersuchung in der Leichengrube vor den Mauern der Stadt abgeladen wurde.</text:p>
      <text:p text:style-name="P2">Von der rätselhaften Auferstehung dieses Gefangenen aus eben dieser Grube waren nur die Raben Zeuge, und nicht einmal er selbst wusste so recht, was in jener Nacht passiert war. Doch er war völlig genesen, als Pilger gekleidet und mit drei Tagesrationen ausgestattet auf dem Leichenberg aufgewacht und hatte Treborg unbehelligt verlassen. Als Andenken nahm er nur ein steifes Knie mit, das sich nie wieder gänzlich erholen sollte und ihn bei nassem Wetter stets lauthals fluchen ließ.</text:p>
      <text:p text:style-name="P2"/>
      <text:p text:style-name="P2">oOo</text:p>
      <text:p text:style-name="P2"/>
      <text:p text:style-name="P2">Gregor erwachte so schwach, dass er kaum die Augen öffnen konnte. Vor seinem Bett saß eine in Schwarz gekleidete, opulente Frau und strickte. Er versuchte, sich zu bewegen, doch sofort kehrten die Schmerzen in seine Gedärme zurück, und er krümmte sich stöhnend.</text:p>
      <text:p text:style-name="P2">„Zumindest übergebt Ihr Euch nicht mehr“, kommentierte die Frau, und Gregor glaubte sich an die Stimme zu erinnern, konnte sie jedoch nicht einordnen.</text:p>
      <text:p text:style-name="P2">Sie stellte die Strickarbeit ein, legte die runzeligen Hände mit <text:soft-page-break/>der Wolle in den Schoß und betrachtete ihn aufmerksam.</text:p>
      <text:p text:style-name="P2">„Ihr habt nicht zufällig etwas mit der Aufregung in der Stadt zu tun? Unsere geliebte Stadtvorsteherin hat sich in ihrem Arbeitszimmer erhängt.“</text:p>
      <text:p text:style-name="P2">Gregor antwortete nicht. Er sah die Frau nur an und versuchte sich zu erinnern, wer sie sein konnte.</text:p>
      <text:p text:style-name="P2">Die Alte legte die Wolle beiseite, stand auf und trat an den Kamin, wo sie eine provisorische Feuerstelle aufgebaut hatte, über der ein Kessel hing. Daneben stand eine schwarze Tasche, und auf dem zierlichen Servierwagen, den er in seiner Schreibstube für den Tee zu benutzen pflegte, standen einige Utensilien, die die Alte als Heilerin auswiesen.</text:p>
      <text:p text:style-name="P2">„Ich denke, dass Ihr inzwischen auch den Sud bei Euch behalten solltet, doch um sicherzugehen, lasse ich Euch die Medizin auch noch in der anderen Darreichungsart da. Einmal am Tag solltet ihr die Aufnahme der Wirkstoffe dem Teil Eures Verdauungsapparats überlassen, der Euch nicht ganz so schändlich im Stich gelassen hat“, erklärte sie, kehrte zu seinem Bett zurück, stellte eine Kanne auf seinem Nachttisch ab und flößte ihm einen nach Kamille und anderen Kräutern schmeckenden Tee in perfekter Trinktemperatur ein. Dann holte sie aus der Rocktasche ein kleines Glas hervor und zählte vier in Transparentpapier gewickelte, kaum fingerdicke Stäbchen ab.</text:p>
      <text:p text:style-name="P2">„Da Euer Blick jetzt wieder klar ist und Ihr somit bei Bewusstsein zu sein scheint, wird es Euch wohl angenehmer sein, die restliche Medizin selbst zur Anwendung zu bringen“, sagte sie und nahm erneut in dem Korbsessel Platz, um ihre Strickarbeit fortzusetzen. „Wobei, was weiß ich schon über das Schamempfinden von Leuten, die sich Abputzer anstellen“, murmelte sie dabei vor sich hin. Gregor beachtete sie schon gar nicht mehr.</text:p>
      <text:p text:style-name="P2"><text:soft-page-break/>„Marschella“, sagte er schmunzelnd, und obwohl er immer noch nicht in der Lage war, auch nur den Kopf zu heben, kam sein Verstand langsam wieder in Schwung.</text:p>
      <text:p text:style-name="P2">„Ich wusste nicht, dass Ihr eine Heilerin seid.“</text:p>
      <text:p text:style-name="P2">Marschella drehte sich um und schüttelte den Kopf.</text:p>
      <text:p text:style-name="P2">„Aber dass ich Engelmacherin bin, das wisst Ihr“, erwiderte sie bitter. Er senkte den Blick. Natürlich wusste er es. Aiskaland war eine Militärstadt. Die Magier rühmten sich damit, dass das weiße Heer nicht vergewaltigte und brandschatzte, und das tat es auch tatsächlich nicht. Die Magier hielten nicht nur die Schwertarme, sondern auch die Eier ihrer Soldaten fest in der Hand, das galt aber nicht für die magiebegabten Offiziere, von denen es in Aiskaland und ganz Treborg nur so wimmelte.</text:p>
      <text:p text:style-name="P2">„Wieso seid ihr hier?“, fragte er nach einer Weile.</text:p>
      <text:p text:style-name="P2">„Weil ihr nach einer Heilerin geschickt habt und keine gekommen ist.“</text:p>
      <text:p text:style-name="P2">Gregor stöhnte erneut unter einem Krampf. Sein Zwerchfell schmerzte von der Anstrengung des Erbrechens, und sein Rachen war von scharfem Magensaft verbrannt.</text:p>
      <text:p text:style-name="P2">„Und wieso seid Ihr gekommen?“, fragte er weiter, ohne zu wissen, was ihn daran wirklich interessierte. Er erinnerte sich wieder an das, was er von Simon erfahren hatte, und wünschte sich, krepiert zu sein.</text:p>
      <text:p text:style-name="P2">„Weil ihr meine Ältesten wie die Jungen bezahlt, Euch vorher wascht, Euch Tränen nicht grinsen lassen, Ihr nie eine geschlagen und nie eine geschwängert habt. Da konnte ich Euch nicht in der eigenen Kotze verrecken lassen, auch wenn ich das so manchem Magier wünsche.“</text:p>
      <text:p text:style-name="P2">Gregor wand sich wieder unter einem Krampf, doch diesmal kam dieser nicht aus dem Magen, sondern aus der Brust und trieb ihm <text:soft-page-break/>trotz der Dehydrierung Tränen in die Augen.</text:p>
      <text:p text:style-name="P2">Eine Puffmutter hatte ihm das Leben gerettet, weil er darauf achtete, seinen Schwanz rechtzeitig aus ihren Huren zu ziehen, während die Frau, die er über alles in der Welt geliebt hatte, gestorben war, weil er genau das nicht gekonnt hatte. Wenn er auch nur ein Fünkchen Kraft dafür gehabt hätte, er hätte über die beschissene Ironie seines verfluchten Daseins schallend gel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a15b7"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eitalter des Lichts</text:span><text:span text:style-name="MT2">: </text:span><text:span text:style-name="MT1">Eine verheerende Begegnung</text:span><text:tab/><text:tab/>Seite <text:page-number text:select-page="current">15</text:page-number><text:s/>von <text:page-count>15</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2.0$Linux_X86_64 LibreOffice_project/00m0$Build-2</meta:generator>
    <dc:title>Normseite</dc:title>
    <dc:subject>LIESMICH und Bespiel zur OO Writer Vorlage Normseite</dc:subject>
    <meta:creation-date>2015-10-31T10:27:22.279072808</meta:creation-date>
    <meta:editing-cycles>7</meta:editing-cycles>
    <meta:editing-duration>P12DT1H25M23S</meta:editing-duration>
    <dc:date>2018-02-19T08:51:49.330219814</dc:date>
    <meta:document-statistic meta:table-count="0" meta:image-count="0" meta:object-count="0" meta:page-count="15" meta:paragraph-count="93" meta:word-count="3624" meta:character-count="22952" meta:non-whitespace-character-count="19415"/>
    <meta:user-defined meta:name="Info 1"/>
    <meta:user-defined meta:name="Info 2"/>
    <meta:user-defined meta:name="Info 3"/>
    <meta:user-defined meta:name="Info 4"/>
  </office:meta>
</office:document-meta>
</file>